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87cm"/>
    </style:style>
    <style:style style:name="co2" style:family="table-column">
      <style:table-column-properties fo:break-before="auto" style:column-width="17.291cm"/>
    </style:style>
    <style:style style:name="co3" style:family="table-column">
      <style:table-column-properties fo:break-before="auto" style:column-width="13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894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2.106cm" fo:break-before="auto" style:use-optimal-row-height="false"/>
    </style:style>
    <style:style style:name="ro9" style:family="table-row">
      <style:table-row-properties style:row-height="2.027cm" fo:break-before="auto" style:use-optimal-row-height="false"/>
    </style:style>
    <style:style style:name="ro10" style:family="table-row">
      <style:table-row-properties style:row-height="2.316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2.027cm" fo:break-before="auto" style:use-optimal-row-height="true"/>
    </style:style>
    <style:style style:name="ro14" style:family="table-row">
      <style:table-row-properties style:row-height="1.658cm" fo:break-before="auto" style:use-optimal-row-height="fals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f0041"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2a6099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2a6099"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ooking and Journey Analysi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oking Trends: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w do the number of Journey vary by Journey Date?</text:p>
          </table:table-cell>
          <table:table-cell table:style-name="ce9" office:value-type="string" calcext:value-type="string">
            <text:p>SELECT JRNDATETIME, COUNT(*) AS count FROM INTERNSHIPDATABASE.PROJECTSCHEMA.STOREFLIGHT GROUP BY JRNDATETIME;</text:p>
          </table:table-cell>
          <table:table-cell/>
        </table:table-row>
        <table:table-row table:style-name="ro4">
          <table:table-cell office:value-type="string" calcext:value-type="string">
            <text:p>What is the average time between booking and the journey date?</text:p>
          </table:table-cell>
          <table:table-cell table:style-name="ce9" office:value-type="string" calcext:value-type="string">
            <text:p>SELECT AVG(DAYSTILLJOURN) FROM INTERNSHIPDATABASE.PROJECTSCHEMA.STOREFLIGHT;</text:p>
          </table:table-cell>
          <table:table-cell/>
        </table:table-row>
        <table:table-row table:style-name="ro2">
          <table:table-cell table:style-name="ce2" office:value-type="string" calcext:value-type="string">
            <text:p>Duration and Stops: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What is the average duration of flights?</text:p>
          </table:table-cell>
          <table:table-cell table:style-name="ce9" office:value-type="string" calcext:value-type="string">
            <text:p>SELECT AVG(DURATION) FROM INTERNSHIPDATABASE.PROJECTSCHEMA.STOREFLIGH</text:p>
          </table:table-cell>
          <table:table-cell/>
        </table:table-row>
        <table:table-row table:style-name="ro5">
          <table:table-cell table:style-name="ce4" office:value-type="string" calcext:value-type="string">
            <text:p>How does the number of stops affect the total duration of the flight?</text:p>
          </table:table-cell>
          <table:table-cell table:style-name="ce10" office:value-type="string" calcext:value-type="string">
            <text:p>SELECT TOTAL_STOPS, AVG(DURATION) AS AVERAGE_DURATION FROM INTERNSHIPDATABASE.PROJECTSCHEMA.STOREFLIGHT GROUP BY TOTAL_STOPS ORDER BY AVERAGE_DURATION;</text:p>
          </table:table-cell>
          <table:table-cell/>
        </table:table-row>
        <table:table-row table:style-name="ro6">
          <table:table-cell table:style-name="ce4" office:value-type="string" calcext:value-type="string">
            <text:p>Which routes have the longest average duration?</text:p>
          </table:table-cell>
          <table:table-cell table:style-name="ce9" office:value-type="string" calcext:value-type="string">
            <text:p>SELECT FLIGHT_ROUTE, AVG(DURATION) AS AVERAGE_DURATION FROM INTERNSHIPDATABASE.PROJECTSCHEMA.STOREFLIGHT GROUP BY FLIGHT_ROUTE ORDER BY AVERAGE_DURATION DESC LIMIT 10;</text:p>
          </table:table-cell>
          <table:table-cell/>
        </table:table-row>
        <table:table-row table:style-name="ro2">
          <table:table-cell table:style-name="ce5" office:value-type="string" calcext:value-type="string">
            <text:p>Price and Company Analysi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ice Insights: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hat is the average price for flights based on different routes?</text:p>
          </table:table-cell>
          <table:table-cell table:style-name="ce10" office:value-type="string" calcext:value-type="string">
            <text:p>SELECT AVG(PRICE), FLIGHT_ROUTE</text:p>
            <text:p>FROM INTERNSHIPDATABASE.PROJECTSCHEMA.STOREFLIGHT</text:p>
            <text:p>GROUP BY FLIGHT_ROUTE;</text:p>
          </table:table-cell>
          <table:table-cell/>
        </table:table-row>
        <table:table-row table:style-name="ro8">
          <table:table-cell office:value-type="string" calcext:value-type="string">
            <text:p>How does the price vary by ticket class (e.g., economy, business)?</text:p>
          </table:table-cell>
          <table:table-cell table:style-name="ce10" office:value-type="string" calcext:value-type="string">
            <text:p>SELECT  TICKET_CLASS,AVG(PRICE) AS AVERAGE_PRICE</text:p>
            <text:p>FROM INTERNSHIPDATABASE.PROJECTSCHEMA.STOREFLIGHT</text:p>
            <text:p>GROUP BY TICKET_CLASS</text:p>
            <text:p>ORDER BY AVERAGE_PRICE;</text:p>
          </table:table-cell>
          <table:table-cell/>
        </table:table-row>
        <table:table-row table:style-name="ro2">
          <table:table-cell office:value-type="string" calcext:value-type="string">
            <text:p>What is the price distribution for different companies?</text:p>
          </table:table-cell>
          <table:table-cell table:style-name="ce11" office:value-type="string" calcext:value-type="string">
            <text:p><text:span text:style-name="T1">SELECT COMPANY,PRICE FROM INTERNSHIPDATABASE.PROJECTSELECT COMPANY,AVG(PRICE) FROM INTERNSHIPDATABASE.PROJECTSCHEMA.STOREFLIGHT GROUP BY COMPANY</text:span>SCHEMA.STOREFLIGHT</text:p>
          </table:table-cell>
          <table:table-cell/>
        </table:table-row>
        <table:table-row table:style-name="ro2">
          <table:table-cell table:style-name="ce2" office:value-type="string" calcext:value-type="string">
            <text:p>Company Performance: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Which company has the most number of flights?</text:p>
          </table:table-cell>
          <table:table-cell table:style-name="ce9" office:value-type="string" calcext:value-type="string">
            <text:p>SELECT COMPANY, COUNT(*) AS FlightCount FROM INTERNSHIPDATABASE.PROJECTSCHEMA.STOREFLIGHT GROUP BY COMPANY ORDER BY FlightCount DESC LIMIT 1;</text:p>
          </table:table-cell>
          <table:table-cell/>
        </table:table-row>
        <table:table-row table:style-name="ro10">
          <table:table-cell office:value-type="string" calcext:value-type="string">
            <text:p>What is the average duration and total stops for each company?</text:p>
          </table:table-cell>
          <table:table-cell table:style-name="ce9" office:value-type="string" calcext:value-type="string">
            <text:p>SELECT COMPANY, AVG(DURATION) AS AVERAGE_DURATION, AVG(CASE WHEN TOTAL_STOPS = 'non-stop' THEN 0 WHEN TOTAL_STOPS = '1-stop' THEN 1 WHEN TOTAL_STOPS = '2+-stop' THEN 2 ELSE 3 -- Missing END) AS AVERAGE_TOTAL_STOPS FROM INTERNSHIPDATABASE.PROJECTSCHEMA.STOREFLIGHT GROUP BY COMPANY;</text:p>
          </table:table-cell>
          <table:table-cell/>
        </table:table-row>
        <table:table-row table:style-name="ro11">
          <table:table-cell office:value-type="string" calcext:value-type="string">
            <text:p>Which company offers the most competitive prices?</text:p>
          </table:table-cell>
          <table:table-cell table:style-name="ce12" office:value-type="string" calcext:value-type="string">
            <text:p><text:span text:style-name="T2">SELECT COMPANY, MIN(PRICE) AS MIN_PRICE FROMSELECT COMPANY, MIN(PRICE) AS MIN_PRICE FROM INTERNSHIPDATABASE.PROJECTSCHEMA.STOREFLIGHT WHERE COMPANY NOT NULL GROUP BY COMPANY;</text:span> INTERNSHIPDATABASE.PROJECTSCHEMA.STOREFLIGHT GROUP BY COMPANY;</text:p>
          </table:table-cell>
          <table:table-cell table:style-name="ce15"/>
        </table:table-row>
        <table:table-row table:style-name="ro2">
          <table:table-cell table:style-name="ce5" office:value-type="string" calcext:value-type="string">
            <text:p>Route and Location Analysi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ight Routes: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Which are the most popular flight routes?</text:p>
          </table:table-cell>
          <table:table-cell table:style-name="ce9" office:value-type="string" calcext:value-type="string">
            <text:p>SELECT FLIGHT_ROUTE, COUNT(*) AS Total_Flights FROM INTERNSHIPDATABASE.PROJECTSCHEMA.STOREFLIGHT GROUP BY FLIGHT_ROUTE ORDER BY Total_Flights DESC LIMIT 10;</text:p>
          </table:table-cell>
          <table:table-cell/>
        </table:table-row>
        <table:table-row table:style-name="ro2">
          <table:table-cell table:style-name="ce6" office:value-type="string" calcext:value-type="string">
            <text:p>Departure and Arrival Analysis: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Which are the busiest departure and arrival locations?</text:p>
          </table:table-cell>
          <table:table-cell table:style-name="ce9" office:value-type="string" calcext:value-type="string">
            <text:p>SELECT DEPARTURE_LOCATION,ARRIVAL_LOCATION,COUNT(*) AS FREQUENTJOURNEY FROM INTERNSHIPDATABASE.PROJECTSCHEMA.STOREFLIGHT GROUP BY DEPARTURE_LOCATION,ARRIVAL_LOCATION ORDER BY FREQUENTJOURNEY DESC;</text:p>
          </table:table-cell>
          <table:table-cell/>
        </table:table-row>
        <table:table-row table:style-name="ro12">
          <table:table-cell office:value-type="string" calcext:value-type="string">
            <text:p>What is the average duration for flights from specific departure locations?</text:p>
          </table:table-cell>
          <table:table-cell table:style-name="ce13" office:value-type="string" calcext:value-type="string">
            <text:p>SELECT DEPARTURE_LOCATION, AVG(DURATION) AS AVERAGE_DURATION FROM INTERNSHIPDATABASE.PROJECTSCHEMA.STOREFLIGHT WHERE DEPARTURE_LOCATION IS NOT NULL GROUP BY DEPARTURE_LOCATION;</text:p>
          </table:table-cell>
          <table:table-cell/>
        </table:table-row>
        <table:table-row table:style-name="ro13">
          <table:table-cell office:value-type="string" calcext:value-type="string">
            <text:p>How does the number of stops affect flights to specific arrival locations?</text:p>
          </table:table-cell>
          <table:table-cell table:style-name="ce12" office:value-type="string" calcext:value-type="string">
            <text:p>SELECT ARRIVAL_LOCATION, AVG(stops) AS avg_stops, COUNT(*) AS total_flights FROM (SELECT ARRIVAL_LOCATION,CASE WHEN TOTAL_STOPS = 'non-stop' THEN 0 WHEN TOTAL_STOPS = '1-stop' THEN 1 WHEN TOTAL_STOPS = '2+-stop' THEN 2 -- Assuming '2+-stop' counts as 2 stops for calculation ELSE NULL END AS stops FROM STOREFLIGHT ) AS stops_table WHERE ARRIVAL_LOCATION IS NOT NULL GROUP BY ARRIVAL_LOCATION ORDER BY avg_stops DESC;</text:p>
          </table:table-cell>
          <table:table-cell/>
        </table:table-row>
        <table:table-row table:style-name="ro2">
          <table:table-cell table:style-name="ce5" office:value-type="string" calcext:value-type="string">
            <text:p>Time-Based Analysi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ourney Times: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What are the most common departure and arrival times?</text:p>
          </table:table-cell>
          <table:table-cell table:style-name="ce9" office:value-type="string" calcext:value-type="string">
            <text:p>SELECT DATE(JRNDATETIME),DATE(ARIVDATETIME),COUNT() FROM INTERNSHIPDATABASE.PROJECTSCHEMA.STOREFLIGHT GROUP BY DATE(JRNDATETIME),DATE(ARIVDATETIME) ORDER BY COUNT() DESC</text:p>
          </table:table-cell>
          <table:table-cell/>
        </table:table-row>
        <table:table-row table:style-name="ro14">
          <table:table-cell office:value-type="string" calcext:value-type="string">
            <text:p>How does the time of day affect flight duration and price?</text:p>
          </table:table-cell>
          <table:table-cell table:style-name="ce11" office:value-type="string" calcext:value-type="string">
            <text:p>SELECT AVG(DURATION), AVG(PRICE) ,SUBSTR(JRNDATETIME, 12, 2) AS HOUR_OF_DAY FROM </text:p>
            <text:p>INTERNSHIPDATABASE.PROJECTSCHEMA.STOREFLIGHT WHERE </text:p>
            <text:p>DAYSTILLJOURN &gt; 0 AND DURATION IS NOT NULL </text:p>
            <text:p>AND PRICE IS NOT NULL GROUP BY HOUR_OF_DAY ORDER BY HOUR_OF_DAY;</text:p>
          </table:table-cell>
          <table:table-cell/>
        </table:table-row>
        <table:table-row table:style-name="ro11">
          <table:table-cell table:style-name="ce7" office:value-type="string" calcext:value-type="string">
            <text:p>Are there any specific times where flights are more likely to have stops?</text:p>
          </table:table-cell>
          <table:table-cell table:style-name="ce14" office:value-type="string" calcext:value-type="string">
            <text:p>SELECT TOTAL_STOPS, COUNT(*) AS Total_Records_with_Stops FROM INTERNSHIPDATABASE.PROJECTSCHEMA.STOREFLIGHT GROUP BY TOTAL_STOPS ORDER BY Total_Records_with_Stops DESC;</text:p>
          </table:table-cell>
          <table:table-cell/>
        </table:table-row>
        <table:table-row table:style-name="ro2">
          <table:table-cell table:style-name="ce2" office:value-type="string" calcext:value-type="string">
            <text:p>Day Till Journey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w far in advance do most people book their flights?</text:p>
          </table:table-cell>
          <table:table-cell table:style-name="ce10" office:value-type="string" calcext:value-type="string">
            <text:p>SELECT AVG(DAYSTILLJOURN) FROM INTERNSHIPDATABASE.PROJECTSCHEMA.STOREFLIGHT;</text:p>
          </table:table-cell>
          <table:table-cell/>
        </table:table-row>
        <table:table-row table:style-name="ro15">
          <table:table-cell office:value-type="string" calcext:value-type="string">
            <text:p>Is there a correlation between the booking date and the price of the flight?</text:p>
          </table:table-cell>
          <table:table-cell table:style-name="ce10" office:value-type="string" calcext:value-type="string">
            <text:p>SELECT DATE_OF_BOOKING, PRICE FROM INTERNSHIPDATABASE.PROJECTSCHEMA.STOREFLIGHT ORDER BY DATE_OF_BOOKING, PRICE;</text:p>
          </table:table-cell>
          <table:table-cell/>
        </table:table-row>
        <table:table-row table:style-name="ro2">
          <table:table-cell table:style-name="ce5" office:value-type="string" calcext:value-type="string">
            <text:p>Overall Flight Experienc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ight Experience:</text:p>
          </table:table-cell>
          <table:table-cell table:number-columns-repeated="2"/>
        </table:table-row>
        <table:table-row table:style-name="ro16">
          <table:table-cell table:style-name="ce8" office:value-type="string" calcext:value-type="string">
            <text:p>What is the average number of stops per flight?</text:p>
          </table:table-cell>
          <table:table-cell table:style-name="ce11" office:value-type="string" calcext:value-type="string">
            <text:p/>
            <text:p>SELECT AVG(stops) AS avg_stops</text:p>
            <text:p>FROM (</text:p>
            <text:p>    SELECT </text:p>
            <text:p>        CASE </text:p>
            <text:p>            WHEN TOTAL_STOPS = 'non-stop' THEN 0</text:p>
            <text:p>            WHEN TOTAL_STOPS = '1-stop' THEN 1</text:p>
            <text:p>            WHEN TOTAL_STOPS = '2+-stop' THEN 2 -- Assuming '2+-stop' counts as 2 stops for calculation</text:p>
            <text:p>            ELSE NULL</text:p>
            <text:p>        END AS stops</text:p>
            <text:p>    FROM STOREFLIGHT</text:p>
            <text:p>) AS stops_table;</text:p>
          </table:table-cell>
          <table:table-cell/>
        </table:table-row>
        <table:table-row table:style-name="ro13">
          <table:table-cell office:value-type="string" calcext:value-type="string">
            <text:p>Are certain companies more likely to have direct flights compared to others?</text:p>
          </table:table-cell>
          <table:table-cell table:style-name="ce9" office:value-type="string" calcext:value-type="string">
            <text:p>SELECT COMPANY, COUNT(CASE WHEN TOTAL_STOPS = 'non-stop' THEN 1 END) AS NonStopFlights, COUNT(CASE WHEN TOTAL_STOPS &lt;&gt; 'non-stop' THEN 1 END) AS NonNonStopFlights, ROUND((COUNT(CASE WHEN TOTAL_STOPS = 'non-stop' THEN 1 END) * 100.0) / COUNT(*), 2) AS PercentageOfNonStopFlights FROM INTERNSHIPDATABASE.PROJECTSCHEMA.STOREFLIGHT WHERE TOTAL_STOPS IS NOT NULL GROUP BY COMPANY ORDER BY PercentageOfNonStopFlights DESC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07:38.608358196</meta:creation-date>
    <dc:date>2024-07-17T18:52:07.745004524</dc:date>
    <meta:editing-duration>PT22S</meta:editing-duration>
    <meta:editing-cycles>1</meta:editing-cycles>
    <meta:document-statistic meta:table-count="1" meta:cell-count="58" meta:object-count="0"/>
    <meta:generator>LibreOffice/7.3.7.2$Linux_X86_64 LibreOffice_project/30$Build-2</meta:generator>
  </office:meta>
</office:document-meta>
</file>